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fill-color="#ffffff" draw:auto-grow-width="true" fo:min-height="0.427cm" fo:min-width="24.998cm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true" fo:min-height="0cm" fo:min-width="0cm" fo:wrap-option="wrap"/>
    </style:style>
    <style:style style:name="gr4" style:family="graphic" style:parent-style-name="standard" style:list-style-name="L2">
      <style:graphic-properties draw:fill="solid" draw:fill-color="#fcd4d1" draw:textarea-horizontal-align="justify" draw:textarea-vertical-align="middle" draw:auto-grow-height="true" fo:min-height="0cm" fo:min-width="0cm" fo:wrap-option="wrap"/>
    </style:style>
    <style:style style:name="gr5" style:family="graphic" style:parent-style-name="standard" style:list-style-name="L2">
      <style:graphic-properties draw:fill="solid" draw:fill-color="#fffbcc" draw:textarea-horizontal-align="justify" draw:textarea-vertical-align="middle" draw:auto-grow-height="true" draw:auto-grow-width="true" fo:min-height="0cm" fo:min-width="0cm"/>
    </style:style>
    <style:style style:name="gr6" style:family="graphic" style:parent-style-name="standard" style:list-style-name="L2">
      <style:graphic-properties draw:fill="solid" draw:fill-color="#fcd4d1" draw:textarea-horizontal-align="justify" draw:textarea-vertical-align="middle" draw:auto-grow-height="true" fo:min-height="0cm" fo:min-width="0cm" fo:wrap-option="wrap"/>
    </style:style>
    <style:style style:name="gr7" style:family="graphic" style:parent-style-name="standard" style:list-style-name="L2">
      <style:graphic-properties draw:fill="solid" draw:fill-color="#fcd4d1" draw:textarea-horizontal-align="justify" draw:textarea-vertical-align="middle" draw:auto-grow-height="true" fo:min-height="0cm" fo:min-width="0cm" fo:wrap-option="wrap"/>
    </style:style>
    <style:style style:name="gr8" style:family="graphic" style:parent-style-name="standard" style:list-style-name="L2">
      <style:graphic-properties draw:fill="solid" draw:fill-color="#fcd4d1" draw:textarea-horizontal-align="justify" draw:textarea-vertical-align="middle" draw:auto-grow-height="true" fo:min-height="0cm" fo:min-width="0cm" fo:wrap-option="wrap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 style:list-style-name="L2">
      <style:graphic-properties draw:fill="solid" draw:fill-color="#fcd4d1" draw:textarea-horizontal-align="justify" draw:textarea-vertical-align="middle" draw:auto-grow-height="true" fo:min-height="0cm" fo:min-width="0cm" fo:wrap-option="wrap"/>
    </style:style>
    <style:style style:name="gr11" style:family="graphic" style:parent-style-name="standard">
      <style:graphic-properties draw:fill="solid" draw:fill-color="#fffbcc" draw:textarea-horizontal-align="justify" draw:textarea-vertical-align="middle" draw:auto-grow-height="true" draw:auto-grow-width="true" fo:min-height="0cm" fo:min-width="0cm"/>
    </style:style>
    <style:style style:name="gr12" style:family="graphic" style:parent-style-name="standard">
      <style:graphic-properties draw:fill="solid" draw:fill-color="#fcd4d1" draw:textarea-horizontal-align="justify" draw:textarea-vertical-align="middle" draw:auto-grow-height="true" draw:auto-grow-width="true" fo:min-height="0cm" fo:min-width="0cm"/>
    </style:style>
    <style:style style:name="P1" style:family="paragraph">
      <loext:graphic-properties draw:fill="none" draw:fill-color="#ffffff"/>
    </style:style>
    <style:style style:name="P2" style:family="paragraph">
      <style:text-properties fo:font-size="12pt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style:paragraph-properties fo:text-align="start"/>
      <style:text-properties fo:font-size="14pt" style:text-underline-style="none"/>
    </style:style>
    <style:style style:name="P5" style:family="paragraph">
      <loext:graphic-properties draw:fill="solid" draw:fill-color="#eeeeee"/>
      <style:paragraph-properties fo:text-align="start"/>
      <style:text-properties fo:font-size="14pt" style:text-underline-style="none" style:font-size-asian="12pt" style:font-size-complex="12pt"/>
    </style:style>
    <style:style style:name="P6" style:family="paragraph">
      <style:paragraph-properties fo:text-align="start"/>
      <style:text-properties fo:font-size="14pt"/>
    </style:style>
    <style:style style:name="P7" style:family="paragraph">
      <loext:graphic-properties draw:fill="solid" draw:fill-color="#fcd4d1"/>
      <style:paragraph-properties fo:text-align="start"/>
      <style:text-properties fo:font-size="14pt" style:font-size-asian="12pt" style:font-size-complex="12pt"/>
    </style:style>
    <style:style style:name="P8" style:family="paragraph">
      <style:paragraph-properties fo:text-align="center"/>
      <style:text-properties fo:font-size="14pt"/>
    </style:style>
    <style:style style:name="P9" style:family="paragraph">
      <loext:graphic-properties draw:fill="solid" draw:fill-color="#fffbcc"/>
      <style:paragraph-properties fo:text-align="start"/>
      <style:text-properties fo:font-size="14pt"/>
    </style:style>
    <style:style style:name="P10" style:family="paragraph">
      <style:paragraph-properties fo:text-align="start">
        <style:tab-stops/>
      </style:paragraph-properties>
    </style:style>
    <style:style style:name="P11" style:family="paragraph">
      <loext:graphic-properties draw:fill="solid" draw:fill-color="#eeeeee"/>
      <style:paragraph-properties fo:text-align="start">
        <style:tab-stops/>
      </style:paragraph-properties>
      <style:text-properties fo:font-size="12pt" style:font-size-asian="12pt" style:font-size-complex="12pt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eeeeee"/>
      <style:paragraph-properties fo:text-align="start"/>
      <style:text-properties fo:font-size="12pt" style:font-size-asian="12pt" style:font-size-complex="12pt"/>
    </style:style>
    <style:style style:name="P14" style:family="paragraph">
      <loext:graphic-properties draw:fill="solid" draw:fill-color="#fcd4d1"/>
      <style:paragraph-properties fo:text-align="start"/>
      <style:text-properties fo:font-size="12pt" style:font-size-asian="12pt" style:font-size-complex="12pt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fffbcc"/>
      <style:paragraph-properties fo:text-align="center"/>
      <style:text-properties fo:font-size="12pt"/>
    </style:style>
    <style:style style:name="P17" style:family="paragraph">
      <loext:graphic-properties draw:fill="solid" draw:fill-color="#fcd4d1"/>
      <style:paragraph-properties fo:text-align="center"/>
      <style:text-properties fo:font-size="12pt"/>
    </style:style>
    <style:style style:name="T1" style:family="text">
      <style:text-properties style:text-underline-style="solid" style:text-underline-width="auto" style:text-underline-color="font-color" style:font-size-asian="12pt" style:font-size-complex="12pt"/>
    </style:style>
    <style:style style:name="T2" style:family="text">
      <style:text-properties style:text-underline-style="none" style:font-size-asian="12pt" style:font-size-complex="12pt"/>
    </style:style>
    <style:style style:name="T3" style:family="text">
      <style:text-properties style:font-size-asian="12pt" style:font-size-complex="1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816cm" svg:height="3.095cm" svg:x="10.218cm" svg:y="4.683cm">
          <draw:text-box>
            <text:p>Zeptive</text:p>
            <text:p>System architecture drawings</text:p>
            <text:p>Bill White</text:p>
            <text:p>May 26 2020</text:p>
          </draw:text-box>
        </draw:frame>
        <draw:frame draw:style-name="gr2" draw:text-style-name="P3" draw:layer="layout" svg:width="25.498cm" svg:height="0.725cm" svg:x="1.156cm" svg:y="19.669cm">
          <draw:text-box>
            <text:p text:style-name="P2"><text:file-name text:display="full">/home/white3/Documents/zeptive/projectnotebook/zeptive-notes-v02.odg</text:file-name></text:p>
          </draw:text-box>
        </draw:frame>
      </draw:page>
      <draw:page draw:name="page2" draw:style-name="dp1" draw:master-page-name="Default">
        <draw:custom-shape draw:style-name="gr3" draw:text-style-name="P5" draw:layer="layout" svg:width="24.876cm" svg:height="1.916cm" svg:x="1.864cm" svg:y="7.83cm">
          <text:p text:style-name="P4"><text:span text:style-name="T1">Operational </text:span><text:span text:style-name="T1">view</text:span></text:p>
          <text:p text:style-name="P4"><text:span text:style-name="T2">Needs and </text:span><text:span text:style-name="T2">constraints </text:span><text:span text:style-name="T2">imposed </text:span><text:span text:style-name="T2">from </text:span><text:span text:style-name="T2">outside the </text:span><text:span text:style-name="T2">system, </text:span><text:span text:style-name="T2">aka </text:span><text:span text:style-name="T2">marketing </text:span><text:span text:style-name="T2">requirement</text:span><text:span text:style-name="T2">s, customer </text:span><text:span text:style-name="T2">requirement</text:span><text:span text:style-name="T2">s</text:span></text:p>
          <text:p text:style-name="P4"><text:span text:style-name="T2">Includes all </text:span><text:span text:style-name="T2">stakeholder</text:span><text:span text:style-name="T2">s, and any </text:span><text:span text:style-name="T2">other </text:span><text:span text:style-name="T2">entities that </text:span><text:span text:style-name="T2">influence </text:span><text:span text:style-name="T2">the design </text:span><text:span text:style-name="T2">or are </text:span><text:span text:style-name="T2">affected by </text:span><text:span text:style-name="T2">the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0.574cm" svg:height="1.361cm" svg:x="1.864cm" svg:y="10.828cm">
          <text:p text:style-name="P6"><text:span text:style-name="T1">Functio</text:span><text:span text:style-name="T1">nal view</text:span></text:p>
          <text:p text:style-name="P6"><text:span text:style-name="T3">Feature</text:span><text:span text:style-name="T3">s of the </text:span><text:span text:style-name="T3">system </text:span><text:span text:style-name="T3">present</text:span><text:span text:style-name="T3">ed to </text:span><text:span text:style-name="T3">the </text:span><text:span text:style-name="T3">stakeho</text:span><text:span text:style-name="T3">lders in </text:span><text:span text:style-name="T3">respons</text:span><text:span text:style-name="T3">e to </text:span><text:span text:style-name="T3">their </text:span><text:span text:style-name="T3">require</text:span><text:span text:style-name="T3">ment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5.835cm" svg:height="1.361cm" svg:x="1.864cm" svg:y="13.309cm">
          <text:p text:style-name="P6"><text:span text:style-name="T4">Constr</text:span><text:span text:style-name="T4">uctional </text:span><text:span text:style-name="T4">view</text:span></text:p>
          <text:p text:style-name="P8">What tangible parts and subsystems are used to construct the system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054cm" svg:height="0.962cm" svg:x="1.889cm" svg:y="1.889cm">
          <draw:text-box>
            <text:p>Color coding</text:p>
          </draw:text-box>
        </draw:frame>
      </draw:page>
      <draw:page draw:name="page3" draw:style-name="dp1" draw:master-page-name="Default">
        <draw:custom-shape draw:style-name="gr3" draw:text-style-name="P11" draw:layer="layout" svg:width="8.545cm" svg:height="4.517cm" svg:x="9.255cm" svg:y="8.201cm">
          <text:list text:style-name="L3">
            <text:list-item>
              <text:p text:style-name="P10"><text:span text:style-name="T5">School policy makers</text:span></text:p>
            </text:list-item>
            <text:list-item>
              <text:p text:style-name="P10"><text:span text:style-name="T5">Facility staff</text:span></text:p>
            </text:list-item>
            <text:list-item>
              <text:p text:style-name="P10"><text:span text:style-name="T5">IT staff</text:span></text:p>
            </text:list-item>
            <text:list-item>
              <text:p text:style-name="P10"><text:span text:style-name="T5">Installers</text:span></text:p>
            </text:list-item>
            <text:list-item>
              <text:p text:style-name="P10"><text:span text:style-name="T5">Vapers</text:span></text:p>
            </text:list-item>
            <text:list-item>
              <text:p text:style-name="P10"><text:span text:style-name="T5">Vandals</text:span></text:p>
            </text:list-item>
            <text:list-item>
              <text:p text:style-name="P10"><text:span text:style-name="T5">Students, parents</text:span></text:p>
            </text:list-item>
            <text:list-item>
              <text:p text:style-name="P10"><text:span text:style-name="T5">IT staff</text:span></text:p>
            </text:list-item>
            <text:list-item>
              <text:p text:style-name="P10"><text:span text:style-name="T5">Regulator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98cm" svg:height="0.962cm" svg:x="1.254cm" svg:y="1.435cm">
          <draw:text-box>
            <text:p>Stakeholders</text:p>
          </draw:text-box>
        </draw:frame>
      </draw:page>
      <draw:page draw:name="page4" draw:style-name="dp1" draw:master-page-name="Default">
        <draw:custom-shape draw:style-name="gr3" draw:text-style-name="P13" xml:id="id7" draw:id="id7" draw:layer="layout" svg:width="4.874cm" svg:height="4.517cm" svg:x="1.033cm" svg:y="3.65cm">
          <text:p text:style-name="P12"><text:span text:style-name="T6">School policy makers</text:span></text:p>
          <text:list text:style-name="L3">
            <text:list-item>
              <text:p text:style-name="P12"><text:span text:style-name="T5">Eliminate vaping from the school premises</text:span></text:p>
            </text:list-item>
            <text:list-item>
              <text:p text:style-name="P12"><text:span text:style-name="T5">Remove the habitat available for vaping</text:span></text:p>
            </text:list-item>
            <text:list-item>
              <text:p text:style-name="P12"><text:span text:style-name="T5">Have confidence that the problem is being solved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3.556cm" svg:height="1.199cm" svg:x="23.352cm" svg:y="3.65cm">
          <text:p text:style-name="P12"><text:span text:style-name="T6">Regulators</text:span></text:p>
          <text:list text:style-name="L3">
            <text:list-item>
              <text:p text:style-name="P12"><text:span text:style-name="T5">Any issues?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13" xml:id="id5" draw:id="id5" draw:layer="layout" svg:width="4.032cm" svg:height="4.517cm" svg:x="19.206cm" svg:y="3.65cm">
          <text:p text:style-name="P12"><text:span text:style-name="T6">Vapers</text:span></text:p>
          <text:list text:style-name="L3">
            <text:list-item>
              <text:p text:style-name="P12"><text:span text:style-name="T5">Prefer to be undiscovered</text:span></text:p>
            </text:list-item>
            <text:list-item>
              <text:p text:style-name="P12"><text:span text:style-name="T5">Will direct smoke away from detector</text:span></text:p>
            </text:list-item>
            <text:list-item>
              <text:p text:style-name="P12"><text:span text:style-name="T5">Will direct smoke into flushing toile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13" xml:id="id3" draw:id="id3" draw:layer="layout" svg:width="3.606cm" svg:height="4.043cm" svg:x="15.485cm" svg:y="3.65cm">
          <text:p text:style-name="P12"><text:span text:style-name="T6">Vandals</text:span></text:p>
          <text:list text:style-name="L3">
            <text:list-item>
              <text:p text:style-name="P12"><text:span text:style-name="T5">Will dislodge the detector</text:span></text:p>
            </text:list-item>
            <text:list-item>
              <text:p text:style-name="P12"><text:span text:style-name="T5">Will disable the detector through blunt force or penetrati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3.402cm" svg:height="2.621cm" svg:x="11.967cm" svg:y="3.65cm">
          <text:p text:style-name="P12"><text:span text:style-name="T6">Students</text:span></text:p>
          <text:list text:style-name="L3">
            <text:list-item>
              <text:p text:style-name="P12"><text:span text:style-name="T5">Deserve a quiet drama-free experienc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13" xml:id="id1" draw:id="id1" draw:layer="layout" svg:width="5.531cm" svg:height="2.147cm" svg:x="6.322cm" svg:y="3.65cm">
          <text:p text:style-name="P12"><text:span text:style-name="T6">Facility &amp; IT staff, installers</text:span></text:p>
          <text:list text:style-name="L3">
            <text:list-item>
              <text:p text:style-name="P12"><text:span text:style-name="T5">Ease of installation</text:span></text:p>
            </text:list-item>
            <text:list-item>
              <text:p text:style-name="P12"><text:span text:style-name="T5">Reliability</text:span></text:p>
            </text:list-item>
            <text:list-item>
              <text:p text:style-name="P12"><text:span text:style-name="T5">Ease of maintenanc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4" xml:id="id8" draw:id="id8" draw:layer="layout" svg:width="4.924cm" svg:height="4.517cm" svg:x="1.029cm" svg:y="12.571cm">
          <text:list text:style-name="L2">
            <text:list-item>
              <text:p text:style-name="P12"><text:span text:style-name="T5">Provide instrumentation in potential habitat</text:span></text:p>
            </text:list-item>
            <text:list-item>
              <text:p text:style-name="P12"><text:span text:style-name="T5">Timely report detection events</text:span></text:p>
            </text:list-item>
            <text:list-item>
              <text:p text:style-name="P12"><text:span text:style-name="T5">Regular summary reports</text:span></text:p>
            </text:list-item>
            <text:list-item>
              <text:p text:style-name="P12"><text:span text:style-name="T5">Demonstrable false pos/neg rat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4" xml:id="id2" draw:id="id2" draw:layer="layout" svg:width="5.08cm" svg:height="5.465cm" svg:x="6.54cm" svg:y="12.571cm">
          <text:list text:style-name="L2">
            <text:list-item>
              <text:p text:style-name="P12"><text:span text:style-name="T5">Wireless, battery operated</text:span></text:p>
            </text:list-item>
            <text:list-item>
              <text:p text:style-name="P12"><text:span text:style-name="T5">Provide all mounting hardware</text:span></text:p>
            </text:list-item>
            <text:list-item>
              <text:p text:style-name="P12"><text:span text:style-name="T5">Provide key tools (like drill bit)</text:span></text:p>
            </text:list-item>
            <text:list-item>
              <text:p text:style-name="P12"><text:span text:style-name="T5">Convenient battery replacement</text:span></text:p>
            </text:list-item>
            <text:list-item>
              <text:p text:style-name="P12"><text:span text:style-name="T5">Regular self-test</text:span></text:p>
            </text:list-item>
            <text:list-item>
              <text:p text:style-name="P12"><text:span text:style-name="T5">Simple data transfer format (csv?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4" xml:id="id4" draw:id="id4" draw:layer="layout" svg:width="5.255cm" svg:height="7.361cm" svg:x="14.668cm" svg:y="12.571cm">
          <text:list text:style-name="L2">
            <text:list-item>
              <text:p text:style-name="P12"><text:span text:style-name="T5">Mount using masonry or butterfly anchors</text:span></text:p>
            </text:list-item>
            <text:list-item>
              <text:p text:style-name="P12"><text:span text:style-name="T5">Use tamper-proof screws</text:span></text:p>
            </text:list-item>
            <text:list-item>
              <text:p text:style-name="P12"><text:span text:style-name="T5">Case penetrations (PIR) should be screwed and glued</text:span></text:p>
            </text:list-item>
            <text:list-item>
              <text:p text:style-name="P12"><text:span text:style-name="T5">Case openings should be smaller than X mm (maybe pencil size)</text:span></text:p>
            </text:list-item>
            <text:list-item>
              <text:p text:style-name="P12"><text:span text:style-name="T5">Wire cage provides distancing and trauma resistance</text:span></text:p>
            </text:list-item>
            <text:list-item>
              <text:p text:style-name="P12"><text:span text:style-name="T5">Report dislodgment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9.087cm" svg:y1="5.797cm" svg:x2="9.08cm" svg:y2="12.571cm" draw:start-shape="id1" draw:start-glue-point="2" draw:end-shape="id2" svg:d="M9087 5797v3386h-7v3388" svg:viewBox="0 0 8 6775">
          <text:p/>
        </draw:connector>
        <draw:connector draw:style-name="gr9" draw:text-style-name="P15" draw:layer="layout" svg:x1="17.288cm" svg:y1="7.693cm" svg:x2="17.295cm" svg:y2="12.571cm" draw:start-shape="id3" draw:start-glue-point="2" draw:end-shape="id4" draw:end-glue-point="0" svg:d="M17288 7693v2438h7v2440" svg:viewBox="0 0 8 4879">
          <text:p/>
        </draw:connector>
        <draw:custom-shape draw:style-name="gr10" draw:text-style-name="P14" xml:id="id6" draw:id="id6" draw:layer="layout" svg:width="4.191cm" svg:height="2.621cm" svg:x="20.304cm" svg:y="12.571cm">
          <text:list text:style-name="L2">
            <text:list-item>
              <text:p text:style-name="P12"><text:span text:style-name="T5">Provide guidance on </text:span><text:span text:style-name="T5">instrument placement </text:span><text:span text:style-name="T5">and density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571cm" svg:height="0.962cm" svg:x="8.05cm" svg:y="1.308cm">
          <draw:text-box>
            <text:p>External needs &amp; constraints</text:p>
          </draw:text-box>
        </draw:frame>
        <draw:connector draw:style-name="gr9" draw:text-style-name="P15" draw:layer="layout" svg:x1="21.222cm" svg:y1="8.167cm" svg:x2="22.399cm" svg:y2="12.571cm" draw:start-shape="id5" draw:start-glue-point="2" draw:end-shape="id6" draw:end-glue-point="0" svg:d="M21222 8167v2201h1177v2203" svg:viewBox="0 0 1178 4405">
          <text:p/>
        </draw:connector>
        <draw:connector draw:style-name="gr9" draw:text-style-name="P15" draw:layer="layout" svg:x1="3.47cm" svg:y1="8.167cm" svg:x2="3.491cm" svg:y2="12.571cm" draw:start-shape="id7" draw:start-glue-point="2" draw:end-shape="id8" draw:end-glue-point="0" svg:d="M3470 8167v2201h21v2203" svg:viewBox="0 0 22 4405">
          <text:p/>
        </draw:connector>
        <draw:frame draw:style-name="gr1" draw:text-style-name="P1" draw:layer="layout" svg:width="5.332cm" svg:height="0.962cm" svg:x="10.019cm" svg:y="10.579cm">
          <draw:text-box>
            <text:p>System functions</text:p>
          </draw:text-box>
        </draw:frame>
      </draw:page>
      <draw:page draw:name="page5" draw:style-name="dp1" draw:master-page-name="Default">
        <draw:custom-shape draw:style-name="gr11" draw:text-style-name="P16" xml:id="id9" draw:id="id9" draw:layer="layout" svg:width="3.237cm" svg:height="1.673cm" svg:x="22.208cm" svg:y="12.425cm">
          <text:p text:style-name="P15"><text:span text:style-name="T7">Accelerometer</text:span></text:p>
          <text:p text:style-name="P15"><text:span text:style-name="T7">Assembly</text:span></text:p>
          <text:p text:style-name="P15"><text:span text:style-name="T7">ACCEL-02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10" draw:id="id10" draw:layer="layout" svg:width="3.762cm" svg:height="0.725cm" svg:x="20.558cm" svg:y="15.14cm">
          <text:p text:style-name="P15"><text:span text:style-name="T7">LP2985-33DBVR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11" draw:id="id11" draw:layer="layout" svg:width="2.322cm" svg:height="0.725cm" svg:x="24.538cm" svg:y="15.14cm">
          <text:p text:style-name="P15"><text:span text:style-name="T7">ADXL345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17" draw:id="id17" draw:layer="layout" svg:width="3.148cm" svg:height="1.199cm" svg:x="4.556cm" svg:y="5.991cm">
          <text:p text:style-name="P15"><text:span text:style-name="T7">Spec Sensors</text:span></text:p>
          <text:p text:style-name="P15"><text:span text:style-name="T7">IAQ_100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27" draw:id="id27" draw:layer="layout" svg:width="3.58cm" svg:height="1.673cm" svg:x="10.928cm" svg:y="18.043cm">
          <text:p text:style-name="P15"><text:span text:style-name="T7">PIR</text:span></text:p>
          <text:p text:style-name="P15"><text:span text:style-name="T7">Panasonic</text:span></text:p>
          <text:p text:style-name="P15"><text:span text:style-name="T7">EKMB1306111K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24" draw:id="id24" draw:layer="layout" svg:width="3.448cm" svg:height="1.199cm" svg:x="1.789cm" svg:y="18.043cm">
          <text:p text:style-name="P15"><text:span text:style-name="T7">Sentient Things</text:span></text:p>
          <text:p text:style-name="P15"><text:span text:style-name="T7">IoT N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13" draw:id="id13" draw:layer="layout" svg:width="3.453cm" svg:height="1.199cm" svg:x="10.49cm" svg:y="5.991cm">
          <text:p text:style-name="P15"><text:span text:style-name="T7">Mallory</text:span></text:p>
          <text:p text:style-name="P15"><text:span text:style-name="T7">PK-20A35EWQ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12" draw:id="id12" draw:layer="layout" svg:width="2.767cm" svg:height="0.725cm" svg:x="10.843cm" svg:y="3.459cm">
          <text:p text:style-name="P15"><text:span text:style-name="T7">Audio alarm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15" draw:id="id15" draw:layer="layout" svg:width="2.272cm" svg:height="1.199cm" svg:x="1.635cm" svg:y="5.991cm">
          <text:p text:style-name="P15"><text:span text:style-name="T7">Sensirion</text:span></text:p>
          <text:p text:style-name="P15"><text:span text:style-name="T7">SPS30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14" draw:id="id14" draw:layer="layout" svg:width="3.381cm" svg:height="0.725cm" svg:x="1.072cm" svg:y="3.459cm">
          <text:p text:style-name="P15"><text:span text:style-name="T7">Particle Sensor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23.826cm" svg:y1="14.098cm" svg:x2="22.439cm" svg:y2="15.14cm" draw:start-shape="id9" draw:start-glue-point="2" draw:end-shape="id10" draw:end-glue-point="0" svg:d="M23826 14098v520h-1387v522" svg:viewBox="0 0 1388 1043">
          <text:p/>
        </draw:connector>
        <draw:connector draw:style-name="gr9" draw:text-style-name="P15" draw:layer="layout" svg:x1="23.826cm" svg:y1="14.098cm" svg:x2="25.699cm" svg:y2="15.14cm" draw:start-shape="id9" draw:start-glue-point="2" draw:end-shape="id11" draw:end-glue-point="0" svg:d="M23826 14098v520h1873v522" svg:viewBox="0 0 1874 1043">
          <text:p/>
        </draw:connector>
        <draw:connector draw:style-name="gr9" draw:text-style-name="P15" draw:layer="layout" svg:x1="12.226cm" svg:y1="4.184cm" svg:x2="12.216cm" svg:y2="5.991cm" draw:start-shape="id12" draw:start-glue-point="2" draw:end-shape="id13" draw:end-glue-point="0" svg:d="M12226 4184v903h-10v904" svg:viewBox="0 0 11 1808">
          <text:p/>
        </draw:connector>
        <draw:connector draw:style-name="gr9" draw:text-style-name="P15" draw:layer="layout" svg:x1="2.762cm" svg:y1="4.184cm" svg:x2="2.771cm" svg:y2="5.991cm" draw:start-shape="id14" draw:start-glue-point="2" draw:end-shape="id15" svg:d="M2762 4184v903h9v904" svg:viewBox="0 0 10 1808">
          <text:p/>
        </draw:connector>
        <draw:custom-shape draw:style-name="gr11" draw:text-style-name="P16" xml:id="id16" draw:id="id16" draw:layer="layout" svg:width="2.856cm" svg:height="0.725cm" svg:x="4.715cm" svg:y="3.459cm">
          <text:p text:style-name="P15"><text:span text:style-name="T7">Vape sensor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6.143cm" svg:y1="4.184cm" svg:x2="6.13cm" svg:y2="5.991cm" draw:start-shape="id16" draw:start-glue-point="2" draw:end-shape="id17" draw:end-glue-point="0" svg:d="M6143 4184v903h-13v904" svg:viewBox="0 0 14 1808">
          <text:p/>
        </draw:connector>
        <draw:custom-shape draw:style-name="gr11" draw:text-style-name="P16" xml:id="id25" draw:id="id25" draw:layer="layout" svg:width="1.848cm" svg:height="0.725cm" svg:x="5.369cm" svg:y="18.043cm">
          <text:p text:style-name="P15"><text:span text:style-name="T7">Batte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18" draw:id="id18" draw:layer="layout" svg:width="2.487cm" svg:height="0.725cm" svg:x="14.448cm" svg:y="12.425cm">
          <text:p text:style-name="P15"><text:span text:style-name="T7">Packag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19" draw:id="id19" draw:layer="layout" svg:width="1.493cm" svg:height="0.725cm" svg:x="13.945cm" svg:y="15.148cm">
          <text:p text:style-name="P15"><text:span text:style-name="T7">Case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15.691cm" svg:y1="13.15cm" svg:x2="14.691cm" svg:y2="15.148cm" draw:start-shape="id18" draw:start-glue-point="2" draw:end-shape="id19" draw:end-glue-point="0" svg:d="M15691 13150v998h-1000v1000" svg:viewBox="0 0 1001 1999">
          <text:p/>
        </draw:connector>
        <draw:custom-shape draw:style-name="gr11" draw:text-style-name="P16" xml:id="id21" draw:id="id21" draw:layer="layout" svg:width="2.534cm" svg:height="1.199cm" svg:x="17.527cm" svg:y="15.148cm">
          <text:p text:style-name="P15"><text:span text:style-name="T7">Installation</text:span></text:p>
          <text:p text:style-name="P15"><text:span text:style-name="T7">tools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22" draw:id="id22" draw:layer="layout" svg:width="2.339cm" svg:height="0.725cm" svg:x="11.319cm" svg:y="15.148cm">
          <text:p text:style-name="P15"><text:span text:style-name="T7">Hardwa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20" draw:id="id20" draw:layer="layout" svg:width="1.518cm" svg:height="0.725cm" svg:x="15.724cm" svg:y="15.148cm">
          <text:p text:style-name="P15"><text:span text:style-name="T7">Cage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23" draw:id="id23" draw:layer="layout" svg:width="2.983cm" svg:height="1.199cm" svg:x="6.126cm" svg:y="15.432cm">
          <text:p text:style-name="P15"><text:span text:style-name="T7">Power</text:span></text:p>
          <text:p text:style-name="P15"><text:span text:style-name="T7">managem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26" draw:id="id26" draw:layer="layout" svg:width="3.448cm" svg:height="0.725cm" svg:x="7.35cm" svg:y="18.043cm">
          <text:p text:style-name="P15"><text:span text:style-name="T7">Charging circuit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15.691cm" svg:y1="13.15cm" svg:x2="16.483cm" svg:y2="15.148cm" draw:start-shape="id18" draw:start-glue-point="2" draw:end-shape="id20" draw:end-glue-point="0" svg:d="M15691 13150v998h792v1000" svg:viewBox="0 0 793 1999">
          <text:p/>
        </draw:connector>
        <draw:connector draw:style-name="gr9" draw:text-style-name="P15" draw:layer="layout" svg:x1="15.691cm" svg:y1="13.15cm" svg:x2="18.794cm" svg:y2="15.148cm" draw:start-shape="id18" draw:start-glue-point="2" draw:end-shape="id21" svg:d="M15691 13150v998h3103v1000" svg:viewBox="0 0 3104 1999">
          <text:p/>
        </draw:connector>
        <draw:connector draw:style-name="gr9" draw:text-style-name="P15" draw:layer="layout" svg:x1="15.691cm" svg:y1="13.15cm" svg:x2="12.488cm" svg:y2="15.148cm" draw:start-shape="id18" draw:start-glue-point="2" draw:end-shape="id22" draw:end-glue-point="0" svg:d="M15691 13150v998h-3203v1000" svg:viewBox="0 0 3204 1999">
          <text:p/>
        </draw:connector>
        <draw:connector draw:style-name="gr9" draw:text-style-name="P15" draw:layer="layout" svg:x1="7.617cm" svg:y1="16.631cm" svg:x2="3.513cm" svg:y2="18.043cm" draw:start-shape="id23" draw:start-glue-point="2" draw:end-shape="id24" draw:end-glue-point="0" svg:d="M7617 16631v705h-4104v707" svg:viewBox="0 0 4105 1413">
          <text:p/>
        </draw:connector>
        <draw:connector draw:style-name="gr9" draw:text-style-name="P15" draw:layer="layout" svg:x1="7.617cm" svg:y1="16.631cm" svg:x2="6.293cm" svg:y2="18.043cm" draw:start-shape="id23" draw:start-glue-point="2" draw:end-shape="id25" draw:end-glue-point="0" svg:d="M7617 16631v705h-1324v707" svg:viewBox="0 0 1325 1413">
          <text:p/>
        </draw:connector>
        <draw:connector draw:style-name="gr9" draw:text-style-name="P15" draw:layer="layout" svg:x1="7.617cm" svg:y1="16.631cm" svg:x2="9.074cm" svg:y2="18.043cm" draw:start-shape="id23" draw:start-glue-point="2" draw:end-shape="id26" draw:end-glue-point="0" svg:d="M7617 16631v705h1457v707" svg:viewBox="0 0 1458 1413">
          <text:p/>
        </draw:connector>
        <draw:connector draw:style-name="gr9" draw:text-style-name="P15" draw:layer="layout" svg:x1="7.617cm" svg:y1="16.631cm" svg:x2="12.718cm" svg:y2="18.043cm" draw:start-shape="id23" draw:start-glue-point="2" draw:end-shape="id27" draw:end-glue-point="0" svg:d="M7617 16631v705h5101v707" svg:viewBox="0 0 5102 1413">
          <text:p/>
        </draw:connector>
        <draw:custom-shape draw:style-name="gr12" draw:text-style-name="P17" xml:id="id28" draw:id="id28" draw:layer="layout" svg:width="3.431cm" svg:height="0.725cm" svg:x="2.745cm" svg:y="1.672cm">
          <text:p text:style-name="P15"><text:span text:style-name="T7">Instrumentation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4.46cm" svg:y1="2.397cm" svg:x2="2.762cm" svg:y2="3.459cm" draw:start-shape="id28" draw:start-glue-point="2" draw:end-shape="id14" draw:end-glue-point="0" svg:d="M4460 2397v530h-1698v532" svg:viewBox="0 0 1699 1063">
          <text:p/>
        </draw:connector>
        <draw:connector draw:style-name="gr9" draw:text-style-name="P15" draw:layer="layout" svg:x1="4.46cm" svg:y1="2.397cm" svg:x2="6.143cm" svg:y2="3.459cm" draw:start-shape="id28" draw:start-glue-point="2" draw:end-shape="id16" draw:end-glue-point="0" svg:d="M4460 2397v530h1683v532" svg:viewBox="0 0 1684 1063">
          <text:p/>
        </draw:connector>
        <draw:custom-shape draw:style-name="gr11" draw:text-style-name="P16" xml:id="id30" draw:id="id30" draw:layer="layout" svg:width="2.25cm" svg:height="0.725cm" svg:x="13.854cm" svg:y="3.459cm">
          <text:p text:style-name="P15"><text:span text:style-name="T7">Backhaul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xml:id="id29" draw:id="id29" draw:layer="layout" svg:width="2.344cm" svg:height="0.725cm" svg:x="11.091cm" svg:y="1.672cm">
          <text:p text:style-name="P15"><text:span text:style-name="T7">Reporting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12.263cm" svg:y1="2.397cm" svg:x2="12.226cm" svg:y2="3.459cm" draw:start-shape="id29" draw:start-glue-point="2" draw:end-shape="id12" draw:end-glue-point="0" svg:d="M12263 2397v530h-37v532" svg:viewBox="0 0 38 1063">
          <text:p/>
        </draw:connector>
        <draw:connector draw:style-name="gr9" draw:text-style-name="P15" draw:layer="layout" svg:x1="12.263cm" svg:y1="2.397cm" svg:x2="14.979cm" svg:y2="3.459cm" draw:start-shape="id29" draw:start-glue-point="2" draw:end-shape="id30" draw:end-glue-point="0" svg:d="M12263 2397v530h2716v532" svg:viewBox="0 0 2717 1063">
          <text:p/>
        </draw:connector>
        <draw:custom-shape draw:style-name="gr12" draw:text-style-name="P17" xml:id="id31" draw:id="id31" draw:layer="layout" svg:width="3.241cm" svg:height="0.725cm" svg:x="17.347cm" svg:y="10.472cm">
          <text:p text:style-name="P15"><text:span text:style-name="T7">Self-protection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18.967cm" svg:y1="11.197cm" svg:x2="23.826cm" svg:y2="12.425cm" draw:start-shape="id31" draw:start-glue-point="2" draw:end-shape="id9" draw:end-glue-point="0" svg:d="M18967 11197v613h4859v615" svg:viewBox="0 0 4860 1229">
          <text:p/>
        </draw:connector>
        <draw:custom-shape draw:style-name="gr12" draw:text-style-name="P17" xml:id="id32" draw:id="id32" draw:layer="layout" svg:width="2.509cm" svg:height="0.725cm" svg:x="6.238cm" svg:y="13.332cm">
          <text:p text:style-name="P15"><text:span text:style-name="T7">Battery </text:span><text:span text:style-name="T7">life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7.492cm" svg:y1="14.057cm" svg:x2="7.617cm" svg:y2="15.432cm" draw:start-shape="id32" draw:start-glue-point="2" draw:end-shape="id23" draw:end-glue-point="0" svg:d="M7492 14057v687h125v688" svg:viewBox="0 0 126 1376">
          <text:p/>
        </draw:connector>
        <draw:connector draw:style-name="gr9" draw:text-style-name="P15" draw:layer="layout" svg:x1="18.967cm" svg:y1="11.197cm" svg:x2="15.691cm" svg:y2="12.425cm" draw:start-shape="id31" draw:start-glue-point="2" draw:end-shape="id18" draw:end-glue-point="0" svg:d="M18967 11197v613h-3276v615" svg:viewBox="0 0 3277 1229">
          <text:p/>
        </draw:connector>
        <draw:custom-shape draw:style-name="gr11" draw:text-style-name="P16" xml:id="id33" draw:id="id33" draw:layer="layout" svg:width="2.75cm" svg:height="1.199cm" svg:x="16.349cm" svg:y="3.459cm">
          <text:p text:style-name="P15"><text:span text:style-name="T7">Cloud</text:span></text:p>
          <text:p text:style-name="P15"><text:span text:style-name="T7">aggregation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12.263cm" svg:y1="2.397cm" svg:x2="17.724cm" svg:y2="3.459cm" draw:start-shape="id29" draw:start-glue-point="2" draw:end-shape="id33" svg:d="M12263 2397v530h5461v532" svg:viewBox="0 0 5462 1063">
          <text:p/>
        </draw:connector>
        <draw:custom-shape draw:style-name="gr11" draw:text-style-name="P16" xml:id="id34" draw:id="id34" draw:layer="layout" svg:width="2.564cm" svg:height="0.725cm" svg:x="19.343cm" svg:y="3.459cm">
          <text:p text:style-name="P15"><text:span text:style-name="T7">Phone app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35" draw:id="id35" draw:layer="layout" svg:width="1.988cm" svg:height="1.199cm" svg:x="22.15cm" svg:y="3.459cm">
          <text:p text:style-name="P15"><text:span text:style-name="T7">Reports</text:span></text:p>
          <text:p text:style-name="P15"><text:span text:style-name="T7">TBD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12.263cm" svg:y1="2.397cm" svg:x2="20.625cm" svg:y2="3.459cm" draw:start-shape="id29" draw:start-glue-point="2" draw:end-shape="id34" draw:end-glue-point="0" svg:d="M12263 2397v530h8362v532" svg:viewBox="0 0 8363 1063">
          <text:p/>
        </draw:connector>
        <draw:connector draw:style-name="gr9" draw:text-style-name="P15" draw:layer="layout" svg:x1="12.263cm" svg:y1="2.397cm" svg:x2="23.144cm" svg:y2="3.459cm" draw:start-shape="id29" draw:start-glue-point="2" draw:end-shape="id35" draw:end-glue-point="0" svg:d="M12263 2397v530h10881v532" svg:viewBox="0 0 10882 1063">
          <text:p/>
        </draw:connector>
        <draw:custom-shape draw:style-name="gr11" draw:text-style-name="P16" xml:id="id36" draw:id="id36" draw:layer="layout" svg:width="1.916cm" svg:height="1.199cm" svg:x="14.281cm" svg:y="6.024cm">
          <text:p text:style-name="P15"><text:span text:style-name="T7">Cell</text:span></text:p>
          <text:p text:style-name="P15"><text:span text:style-name="T7">modem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37" draw:id="id37" draw:layer="layout" svg:width="1.112cm" svg:height="0.725cm" svg:x="16.407cm" svg:y="6.008cm">
          <text:p text:style-name="P15"><text:span text:style-name="T7">wifi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38" draw:id="id38" draw:layer="layout" svg:width="1.996cm" svg:height="0.725cm" svg:x="17.727cm" svg:y="5.99cm">
          <text:p text:style-name="P15"><text:span text:style-name="T7">LPWAN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14.979cm" svg:y1="4.184cm" svg:x2="15.239cm" svg:y2="6.024cm" draw:start-shape="id30" draw:end-shape="id36" draw:end-glue-point="0" svg:d="M14979 4184v919h260v921" svg:viewBox="0 0 261 1841">
          <text:p/>
        </draw:connector>
        <draw:connector draw:style-name="gr9" draw:text-style-name="P15" draw:layer="layout" svg:x1="14.979cm" svg:y1="4.184cm" svg:x2="16.963cm" svg:y2="6.008cm" draw:start-shape="id30" draw:start-glue-point="2" draw:end-shape="id37" svg:d="M14979 4184v911h1984v913" svg:viewBox="0 0 1985 1825">
          <text:p/>
        </draw:connector>
        <draw:connector draw:style-name="gr9" draw:text-style-name="P15" draw:layer="layout" svg:x1="14.979cm" svg:y1="4.184cm" svg:x2="18.725cm" svg:y2="5.99cm" draw:start-shape="id30" draw:start-glue-point="2" draw:end-shape="id38" draw:end-glue-point="0" svg:d="M14979 4184v902h3746v904" svg:viewBox="0 0 3747 18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5T09:49:37.644532224</meta:creation-date>
    <dc:date>2020-05-26T12:19:04.308723236</dc:date>
    <meta:editing-duration>PT1H37M32S</meta:editing-duration>
    <meta:editing-cycles>20</meta:editing-cycles>
    <meta:generator>LibreOffice/6.0.7.3$Linux_X86_64 LibreOffice_project/00m0$Build-3</meta:generator>
    <meta:document-statistic meta:object-count="80"/>
  </office:meta>
</office:document-meta>
</file>